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pag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normal" style:font-weight-asian="normal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font-weight="normal" style:font-weight-asian="normal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none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rojeto para disciplina de Análise e Desenvolvimento de Sistemas II</text:span></text:p>
      <text:p text:style-name="P1"/>
      <text:p text:style-name="P2"><text:span text:style-name="T1">Tema proposto</text:span></text:p>
      <text:p text:style-name="P3"/>
      <text:p text:style-name="P2"><text:span text:style-name="T2">Sistema para controle de Almoxarifado.</text:span></text:p>
      <text:p text:style-name="P3"/>
      <text:p text:style-name="P3"/>
      <text:list xml:id="list2450267054" text:style-name="WWNum1">
        <text:list-item>
          <text:p text:style-name="P5"><text:span text:style-name="T3">Requisitos</text:span></text:p>
        </text:list-item>
      </text:list>
      <text:p text:style-name="P8"/>
      <text:list xml:id="list1170755368" text:style-name="WWNum2">
        <text:list-item>
          <text:p text:style-name="P6"><text:span text:style-name="T2">Manter Produtos</text:span></text:p>
        </text:list-item>
      </text:list>
      <text:p text:style-name="P9"><text:span text:style-name="T2"><text:s text:c="2"/>Manter produtos com os seguintes atributos: idProduto, idTipoProduto, nomeProduto, marcaProduto, modeloProduto, descricaoProduto</text:span></text:p>
      <text:p text:style-name="P8"/>
      <text:list xml:id="list151232404603363" text:continue-numbering="true" text:style-name="WWNum2">
        <text:list-item>
          <text:p text:style-name="P6"><text:span text:style-name="T2">Manter tipo de produtos</text:span></text:p>
        </text:list-item>
      </text:list>
      <text:p text:style-name="P9"><text:span text:style-name="T2"><text:s text:c="3"/>Manter tipo de produto com os seguintes atributos: idTipoProduto, </text:span>precoTipoProduto, <text:span text:style-name="T2">nomeTipoProduto e </text:span>validadeTipoProduto<text:span text:style-name="T2">.</text:span></text:p>
      <text:p text:style-name="P8"/>
      <text:list xml:id="list151231997814571" text:continue-numbering="true" text:style-name="WWNum2">
        <text:list-item>
          <text:p text:style-name="P6"><text:span text:style-name="T2">Manter Usuários</text:span></text:p>
        </text:list-item>
      </text:list>
      <text:p text:style-name="P9"><text:span text:style-name="T2"><text:s text:c="2"/>Manter dados dos usuários com os seguintes atributos: idUsuario, idTipoUsuario, nomeUsuario, nascimentoUsuario, login, senha.</text:span></text:p>
      <text:p text:style-name="P8"/>
      <text:list xml:id="list151232626999628" text:continue-numbering="true" text:style-name="WWNum2">
        <text:list-item>
          <text:p text:style-name="P6"><text:span text:style-name="T2">Manter Tipo de usuários</text:span></text:p>
        </text:list-item>
      </text:list>
      <text:p text:style-name="P10"><text:span text:style-name="T2">Manter tipo de usuário com os seguintes atributos: idTipoUsuário, nomeTipoUusario.</text:span></text:p>
      <text:p text:style-name="P11"><text:soft-page-break/></text:p>
      <text:list xml:id="list151233084959993" text:continue-numbering="true" text:style-name="WWNum2">
        <text:list-item>
          <text:p text:style-name="P6"><text:span text:style-name="T2">Controle de Entrada e saída de Produtos</text:span></text:p>
        </text:list-item>
      </text:list>
      <text:p text:style-name="P2"><text:span text:style-name="T2"><text:tab/> <text:s text:c="3"/>Controlar entrada e saída de produtos com os seguintes atributos: idEntrada/idSaída, idProduto, idUsuário, dataSaída/dataEntrada, quantidade.</text:span></text:p>
      <text:p text:style-name="P2"/>
      <text:p text:style-name="P2"/>
      <text:list xml:id="list151231405834683" text:continue-list="list2450267054" text:style-name="WWNum1">
        <text:list-item>
          <text:p text:style-name="P7"><text:span text:style-name="T3">Casos de Uso</text:span></text:p>
        </text:list-item>
      </text:list>
      <text:p text:style-name="P2"/>
      <text:p text:style-name="P2"><text:span text:style-name="T3">Caso de Uso Cadastro de tipo de <text:s/>produto</text:span></text:p>
      <text:p text:style-name="P4"/>
      <text:p text:style-name="P2"><text:span text:style-name="T1">Fluxo Básico: </text:span></text:p>
      <text:p text:style-name="P2"><text:s text:c="5"/>Funcionário informa dados do tipo produto no sistema. É verificado pelo sistema se o produto já foi cadastrado. O funcionário pode editar os dados do produto ou confirmar a gravação dos dados no banco de dados.</text:p>
      <text:p text:style-name="P2"><text:span text:style-name="T1"><text:s/>Alternativo:</text:span> </text:p>
      <text:p text:style-name="P2"><text:s text:c="5"/>Produto já existe no banco de dados. </text:p>
      <text:p text:style-name="P2"/>
      <text:p text:style-name="P2"><text:span text:style-name="T1">Pré-condição:</text:span> </text:p>
      <text:p text:style-name="P2"><text:s text:c="7"/>Funcionário logado no sistema</text:p>
      <text:p text:style-name="P2"><text:span text:style-name="T1">Pós-condição:</text:span> </text:p>
      <text:p text:style-name="P2"><text:s text:c="7"/>Dados do produto registrados</text:p>
      <text:p text:style-name="P2">_____________________________________________________________________</text:p>
      <text:p text:style-name="P2"/>
      <text:p text:style-name="P2"><text:span text:style-name="T3">Caso de Uso Cadastro de tipo de <text:s/>Usuário</text:span></text:p>
      <text:p text:style-name="P4"/>
      <text:p text:style-name="P2"><text:span text:style-name="T1">Fluxo Básico: </text:span></text:p>
      <text:p text:style-name="P2"><text:s text:c="5"/>Administrador informa dados do tipo de usuário no sistema. É verificado pelo sistema se o tipo já foi cadastrado. O Administrador pode editar os dados do produto ou confirmar a gravação dos dados no banco de dados.</text:p>
      <text:p text:style-name="P2"><text:span text:style-name="T1"><text:s/>Alternativo:</text:span> </text:p>
      <text:p text:style-name="P2"><text:s text:c="5"/>Tipo de Usuário já existe no banco de dados. </text:p>
      <text:p text:style-name="P2"><text:soft-page-break/></text:p>
      <text:p text:style-name="P2"><text:span text:style-name="T1">Pré-condição:</text:span> </text:p>
      <text:p text:style-name="P2"><text:s text:c="7"/>Administrador logado no sistema</text:p>
      <text:p text:style-name="P2"><text:span text:style-name="T1">Pós-condição:</text:span> </text:p>
      <text:p text:style-name="P2"><text:s text:c="7"/>Dados do tipo de usuário registrados . </text:p>
      <text:p text:style-name="P2"/>
      <text:p text:style-name="P2">________________________________________________________________________</text:p>
      <text:p text:style-name="P2"/>
      <text:p text:style-name="P2"><text:span text:style-name="T3">Caso de Uso Cadastro de produto</text:span></text:p>
      <text:p text:style-name="P2"/>
      <text:p text:style-name="P2"><text:span text:style-name="T1">Fluxo Básico: </text:span></text:p>
      <text:p text:style-name="P2"><text:s text:c="5"/>Funcionário informa dados do produto no sistema. É verificado pelo sistema se o produto já foi cadastrado. O funcionário pode editar os dados do produto ou confirmar a gravação dos dados no banco de dados.</text:p>
      <text:p text:style-name="P2"><text:span text:style-name="T1"><text:s/>Alternativo:</text:span> </text:p>
      <text:p text:style-name="P2"><text:s text:c="4"/>Tipo de produto já existe no banco de dados. </text:p>
      <text:p text:style-name="P2"/>
      <text:p text:style-name="P2"><text:span text:style-name="T1">Pré-condição:</text:span> </text:p>
      <text:p text:style-name="P2"><text:s text:c="7"/>Funcionário logado no sistema, tipo de produto cadastrado</text:p>
      <text:p text:style-name="P2"><text:span text:style-name="T1">Pós-condição:</text:span> </text:p>
      <text:p text:style-name="P2"><text:s/>Dados do produto registrados ou alterados. </text:p>
      <text:p text:style-name="P2">________________________________________________________________________</text:p>
      <text:p text:style-name="P2"/>
      <text:p text:style-name="P2"><text:soft-page-break/><text:span text:style-name="T3">Caso de Uso Cadastro de usuário</text:span></text:p>
      <text:p text:style-name="P2"/>
      <text:p text:style-name="P2"><text:span text:style-name="T1">Fluxo Básico: </text:span></text:p>
      <text:p text:style-name="P2"><text:s text:c="5"/>Administrador informa dados do funcionário no sistema. É verificado pelo sistema se o usuário já foi cadastrado. O funcionário pode editar os dados do produto ou confirmar a gravação dos dados no banco de dados.</text:p>
      <text:p text:style-name="P2"><text:span text:style-name="T1"><text:s/>Alternativo:</text:span> </text:p>
      <text:p text:style-name="P2"><text:s text:c="4"/>Usuário <text:s/>já existe no banco de dados. </text:p>
      <text:p text:style-name="P2"/>
      <text:p text:style-name="P2"><text:span text:style-name="T1">Pré-condição:</text:span> </text:p>
      <text:p text:style-name="P2"><text:s text:c="7"/>Administrador logado no sistema, tipo de usuário cadastrado</text:p>
      <text:p text:style-name="P2"><text:span text:style-name="T1">Pós-condição:</text:span> </text:p>
      <text:p text:style-name="P2"><text:s text:c="7"/>Dados do usuário registrados </text:p>
      <text:p text:style-name="P2"/>
      <text:p text:style-name="P2">________________________________________________________________________</text:p>
      <text:p text:style-name="P2"/>
      <text:p text:style-name="P2"><text:span text:style-name="T3">Caso de Uso Registro de Entrada de produto</text:span></text:p>
      <text:p text:style-name="P2"/>
      <text:p text:style-name="P2"><text:span text:style-name="T1">Fluxo Básico: </text:span></text:p>
      <text:p text:style-name="P2"><text:s text:c="5"/>Funcionário informa dados do tipo de produto e em seguida seleciona o produto desejado. É informada a quantidade de produtos. o Funcionário confirma a inclusão do produto no estoque</text:p>
      <text:p text:style-name="P2"><text:span text:style-name="T1"><text:s/>Alternativo:</text:span> </text:p>
      <text:p text:style-name="P2"><text:s text:c="4"/>Produto não está cadastrado no sistema</text:p>
      <text:p text:style-name="P2"><text:s text:c="4"/>Tipo de produto não está cadastrado no sistema. </text:p>
      <text:p text:style-name="P2"><text:soft-page-break/></text:p>
      <text:p text:style-name="P2"><text:span text:style-name="T1">Pré-condição:</text:span> </text:p>
      <text:p text:style-name="P2"><text:s text:c="7"/>Administrador logado no sistema, tipo de produto e produto cadastrados</text:p>
      <text:p text:style-name="P2"><text:span text:style-name="T1">Pós-condição:</text:span> </text:p>
      <text:p text:style-name="P2"><text:s text:c="7"/>Estoque atualizado</text:p>
      <text:p text:style-name="P2"/>
      <text:p text:style-name="P2">________________________________________________________________________</text:p>
      <text:p text:style-name="P2"/>
      <text:p text:style-name="P2"><text:span text:style-name="T3">Caso de Uso Registro de Saída de produto</text:span></text:p>
      <text:p text:style-name="P2"/>
      <text:p text:style-name="P2"><text:span text:style-name="T1">Fluxo Básico: </text:span></text:p>
      <text:p text:style-name="P2"><text:s text:c="5"/>Funcionário informa dados do tipo de produto e em seguida seleciona o produto desejado. É informada a quantidade de produtos. É verificado se há produtos no estoque e se atingiu o estoque mínimo, Se atingiu o estoque mínimo, o sistema deve informar usando alerta. <text:s/>o Funcionário confirma a retirada do produto no estoque</text:p>
      <text:p text:style-name="P2"><text:span text:style-name="T1"><text:s/>Alternativo:</text:span> </text:p>
      <text:p text:style-name="P2"><text:s text:c="4"/>Produto não está cadastrado no sistema</text:p>
      <text:p text:style-name="P2"><text:s text:c="4"/>Tipo de produto não está cadastrado no sistema. </text:p>
      <text:p text:style-name="P2"><text:s text:c="3"/>Produto sem estoque.</text:p>
      <text:p text:style-name="P2"/>
      <text:p text:style-name="P2"><text:span text:style-name="T1">Pré-condição:</text:span> </text:p>
      <text:p text:style-name="P2"><text:s text:c="7"/>Administrador logado no sistema, tipo de produto e produto cadastrados</text:p>
      <text:p text:style-name="P2"><text:span text:style-name="T1">Pós-condição:</text:span> </text:p>
      <text:p text:style-name="P2"><text:s text:c="7"/>Estoque atualizado se a saída for possí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7" meta:word-count="552" meta:character-count="4149" meta:non-whitespace-character-count="3481"/>
    <meta:generator>LibreOfficeDev/6.0.5.2$Linux_X86_64 LibreOffice_project/</meta:generator>
  </office:meta>
</office:document-meta>
</file>